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Helvetica" fo:font-size="20pt" style:text-underline-style="solid" style:text-underline-width="auto" style:text-underline-color="font-color" officeooo:rsid="0000a012" officeooo:paragraph-rsid="0000a012" style:font-size-asian="17.5pt" style:font-size-complex="20pt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font-name="Helvetica" fo:font-size="14pt" style:text-underline-style="none" officeooo:rsid="0000a012" officeooo:paragraph-rsid="0000a012" style:font-size-asian="14pt" style:font-size-complex="14pt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font-name="Helvetica" fo:font-size="14pt" style:text-underline-style="none" officeooo:rsid="0000a012" officeooo:paragraph-rsid="00083c48" style:font-size-asian="14pt" style:font-size-complex="14pt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style:font-name="Helvetica" fo:font-size="14pt" style:text-underline-style="none" officeooo:rsid="0004505e" officeooo:paragraph-rsid="0004505e" style:font-size-asian="14pt" style:font-size-complex="14pt"/>
    </style:style>
    <style:style style:name="T1" style:family="text">
      <style:text-properties officeooo:rsid="0004505e"/>
    </style:style>
    <style:style style:name="T2" style:family="text">
      <style:text-properties officeooo:rsid="000640db"/>
    </style:style>
    <style:style style:name="T3" style:family="text">
      <style:text-properties officeooo:rsid="00083c48"/>
    </style:style>
    <style:style style:name="T4" style:family="text">
      <style:text-properties officeooo:rsid="00093b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27 <text:span text:style-name="T2">Final Iteration</text:span> Meeting Agenda</text:p>
      <text:list xml:id="list3399556041349842764" text:style-name="L1">
        <text:list-item>
          <text:p text:style-name="P3"><text:span text:style-name="T3">Briefly discuss the primary goal of the project.</text:span></text:p>
        </text:list-item>
        <text:list-item>
          <text:p text:style-name="P3"><text:span text:style-name="T3">Review the major user stories of the project and discuss their importance with respect to the goal of the project.</text:span></text:p>
        </text:list-item>
        <text:list-item>
          <text:p text:style-name="P3"><text:span text:style-name="T3">Perform a brief project demo to demonstrate the major features of the Jenkins chat plugin project.</text:span></text:p>
        </text:list-item>
        <text:list-item>
          <text:p text:style-name="P3"><text:span text:style-name="T3">Brief overview of the major components and overall design of the plugin.</text:span></text:p>
        </text:list-item>
        <text:list-item>
          <text:p text:style-name="P3"><text:span text:style-name="T3">Discussion and code review of major implementation components by corresponding implementors.</text:span></text:p>
        </text:list-item>
        <text:list-item>
          <text:p text:style-name="P3"><text:span text:style-name="T3">Walk-through of the project wiki with review of structure and important sections (user stories, iteration progress, et cetera).</text:span></text:p>
        </text:list-item>
        <text:list-item>
          <text:p text:style-name="P3"><text:span text:style-name="T3">Walk-through of the SVN commit log with evaluation of team member's individual contributions.</text:span></text:p>
        </text:list-item>
        <text:list-item>
          <text:p text:style-name="P3"><text:span text:style-name="T3">Discussion regarding the future of the project, including </text:span><text:span text:style-name="T4">future implementations, </text:span><text:span text:style-name="T3">plans for open-source, and publication as an official Jenkins plugi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iurej</meta:initial-creator>
    <meta:creation-date>2013-10-28T12:30:41</meta:creation-date>
    <dc:date>2013-12-12T06:28:28</dc:date>
    <dc:creator>Joseph Ciurej</dc:creator>
    <meta:editing-duration>PT11M55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9" meta:word-count="131" meta:character-count="839" meta:non-whitespace-character-count="725"/>
  </office:meta>
</office:document-meta>
</file>